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eletAnnotationVisitor.writeFaceletTaglibHandler( JCompUnit unit , J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celetAnnotationVisitor.createDocument( JClass library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eletAnnotationVisito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FaceletAnnotationVisitor.writeFaceletTaglibConfig( Taglib taglibAnnotation , Document document , PackageDeclaration packageDecla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aceletAnnotationVisitor.FaceletAnnotationVisitor(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eletAnnotationVisitor.appendComponent( JConstructor constructor , InterfaceDeclaration decl , Set &lt; String &gt; tag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celetAnnotationVisitor.createTag( JConstructor constructor , InterfaceDeclaration decl , Tag annotationTa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